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NamespaceHandlerTests.i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xNamespaceHandlerTests.rollback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xNamespaceHandlerTests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Namespac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xNamespaceHandlerTests.invoke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